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00cc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cccccc" style:font-name="Consolas" fo:font-size="10.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 <text:span text:style-name="T1">fait</text:span>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6T16:53:05.01</dc:date>
    <dc:creator>Jean-Claude MINOT</dc:creator>
    <meta:editing-duration>PT11H46M21S</meta:editing-duration>
    <meta:editing-cycles>10</meta:editing-cycles>
    <meta:generator>OpenOffice/4.1.9$Win32 OpenOffice.org_project/419m1$Build-9805</meta:generator>
    <meta:document-statistic meta:table-count="0" meta:image-count="0" meta:object-count="0" meta:page-count="1" meta:paragraph-count="32" meta:word-count="218" meta:character-count="1296"/>
  </office:meta>
</office:document-meta>
</file>